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22cm" svg:height="6.64cm" svg:x="13.079cm" svg:y="0cm">
            <draw:object draw:notify-on-update-of-ranges="Sheet1.C6:Sheet1.C8 Sheet1.D6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04cm" svg:height="5.372cm" svg:x="13.179cm" svg:y="6.906cm">
            <draw:object draw:notify-on-update-of-ranges="Sheet1.C17:Sheet1.C19 Sheet1.D17:Sheet1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068cm" svg:height="5.956cm" svg:x="12.931cm" svg:y="12.511cm">
            <draw:object draw:notify-on-update-of-ranges="Sheet1.C28:Sheet1.C30 Sheet1.D28:Sheet1.D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72cm" svg:height="6.248cm" svg:x="12.463cm" svg:y="18.886cm">
            <draw:object draw:notify-on-update-of-ranges="Sheet1.C39:Sheet1.C41 Sheet1.D39:Sheet1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D_nonCN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otal mel:</text:p>
          </table:table-cell>
          <table:table-cell office:value-type="float" office:value="2774">
            <text:p>277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2287">
            <text:p>2287</text:p>
          </table:table-cell>
          <table:table-cell table:formula="of:=[.B6]/[.B3]" office:value-type="float" office:value="0.824441240086518">
            <text:p>0.8244412401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1980">
            <text:p>1980</text:p>
          </table:table-cell>
          <table:table-cell table:formula="of:=[.B7]/[.B3]" office:value-type="float" office:value="0.713770728190339">
            <text:p>0.7137707282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969">
            <text:p>969</text:p>
          </table:table-cell>
          <table:table-cell table:formula="of:=[.B8]/[.B3]" office:value-type="float" office:value="0.349315068493151">
            <text:p>0.3493150685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1">
          <table:table-cell office:value-type="string">
            <text:p>D_nonSox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total mel:</text:p>
          </table:table-cell>
          <table:table-cell office:value-type="float" office:value="6837">
            <text:p>6837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5624">
            <text:p>5624</text:p>
          </table:table-cell>
          <table:table-cell table:formula="of:=[.B17]/[.B14]" office:value-type="float" office:value="0.822583004241626">
            <text:p>0.8225830042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4772">
            <text:p>4772</text:p>
          </table:table-cell>
          <table:table-cell table:formula="of:=[.B18]/[.B14]" office:value-type="float" office:value="0.69796694456633">
            <text:p>0.6979669446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2289">
            <text:p>2289</text:p>
          </table:table-cell>
          <table:table-cell table:formula="of:=[.B19]/[.B14]" office:value-type="float" office:value="0.334795963141729">
            <text:p>0.3347959631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1">
          <table:table-cell office:value-type="string">
            <text:p>SoxN_nonCNS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total mel:</text:p>
          </table:table-cell>
          <table:table-cell office:value-type="float" office:value="5330">
            <text:p>533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4081">
            <text:p>4081</text:p>
          </table:table-cell>
          <table:table-cell table:formula="of:=[.B28]/[.B25]" office:value-type="float" office:value="0.765666041275797">
            <text:p>0.7656660413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3275">
            <text:p>3275</text:p>
          </table:table-cell>
          <table:table-cell table:formula="of:=[.B29]/[.B25]" office:value-type="float" office:value="0.614446529080675">
            <text:p>0.6144465291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1320">
            <text:p>1320</text:p>
          </table:table-cell>
          <table:table-cell table:formula="of:=[.B30]/[.B25]" office:value-type="float" office:value="0.24765478424015">
            <text:p>0.2476547842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1">
          <table:table-cell office:value-type="string">
            <text:p>SoxN_nonSox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total mel:</text:p>
          </table:table-cell>
          <table:table-cell office:value-type="float" office:value="13266">
            <text:p>1326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10094">
            <text:p>10094</text:p>
          </table:table-cell>
          <table:table-cell table:formula="of:=[.B39]/[.B36]" office:value-type="float" office:value="0.760892507161164">
            <text:p>0.7608925072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7939">
            <text:p>7939</text:p>
          </table:table-cell>
          <table:table-cell table:formula="of:=[.B40]/[.B36]" office:value-type="float" office:value="0.598447158148651">
            <text:p>0.5984471581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3112">
            <text:p>3112</text:p>
          </table:table-cell>
          <table:table-cell table:formula="of:=[.B41]/[.B36]" office:value-type="float" office:value="0.2345846524951">
            <text:p>0.2345846525</text:p>
          </table:table-cell>
          <table:table-cell table:formula="of:=0.03672+0.03512+0.1111+0.18294" office:value-type="float" office:value="0.36588">
            <text:p>0.36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4:49:13</meta:creation-date>
    <dc:date>2013-10-11T15:16:47</dc:date>
    <meta:editing-duration>PT17M16S</meta:editing-duration>
    <meta:editing-cycles>3</meta:editing-cycles>
    <meta:generator>LibreOffice/4.0.1.2$Linux_X86_64 LibreOffice_project/84102822e3d61eb989ddd325abf1ac077904985</meta:generator>
    <meta:document-statistic meta:table-count="1" meta:cell-count="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23cm" svg:height="6.641cm" xlink:href=".." xlink:type="simple" chart:class="chart:scatter" chart:column-mapping="1 0" chart:style-name="ch1">
        <chart:plot-area chart:style-name="ch2" table:cell-range-address="Sheet1.C6:Sheet1.D8" svg:x="0.577cm" svg:y="0.715cm" svg:width="10.757cm" svg:height="5.425cm">
          <chartooo:coordinate-region svg:x="1.304cm" svg:y="0.914cm" svg:width="9.791cm" svg:height="4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6:Sheet1.C8" chart:class="chart:scatter">
            <chart:domain table:cell-range-address="Sheet1.D6:Sheet1.D8"/>
            <chart:regression-curve chart:style-name="ch6">
              <chart:equation chart:display-r-square="true" svg:x="1.833cm" svg:y="0.057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6:Sheet1.D8</svg:desc>
                </draw:g>
              </table:table-cell>
              <table:table-cell office:value-type="float" office:value="0.824441240086518">
                <text:p>0.824441240086518</text:p>
                <draw:g>
                  <svg:desc>Sheet1.C6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713770728190339">
                <text:p>0.713770728190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49315068493151">
                <text:p>0.349315068493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5cm" svg:height="5.373cm" xlink:href=".." xlink:type="simple" chart:class="chart:scatter" chart:column-mapping="1 0" chart:style-name="ch1">
        <chart:plot-area chart:style-name="ch2" table:cell-range-address="Sheet1.C17:Sheet1.D19" svg:x="0.65cm" svg:y="0.563cm" svg:width="8.955cm" svg:height="4.283cm">
          <chartooo:coordinate-region svg:x="1.377cm" svg:y="0.762cm" svg:width="7.988cm" svg:height="3.4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7:Sheet1.C19" chart:class="chart:scatter">
            <chart:domain table:cell-range-address="Sheet1.D17:Sheet1.D19"/>
            <chart:regression-curve chart:style-name="ch6">
              <chart:equation chart:display-r-square="true" svg:x="0.695cm" svg:y="0.074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17:Sheet1.D19</svg:desc>
                </draw:g>
              </table:table-cell>
              <table:table-cell office:value-type="float" office:value="0.822583004241626">
                <text:p>0.822583004241626</text:p>
                <draw:g>
                  <svg:desc>Sheet1.C17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9796694456633">
                <text:p>0.69796694456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34795963141729">
                <text:p>0.334795963141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69cm" svg:height="5.957cm" xlink:href=".." xlink:type="simple" chart:class="chart:scatter" chart:column-mapping="1 0" chart:style-name="ch1">
        <chart:plot-area chart:style-name="ch2" table:cell-range-address="Sheet1.C28:Sheet1.D30" svg:x="0.631cm" svg:y="0.611cm" svg:width="8.076cm" svg:height="4.807cm">
          <chartooo:coordinate-region svg:x="1.358cm" svg:y="0.81cm" svg:width="7.109cm" svg:height="3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8:Sheet1.C30" chart:class="chart:scatter">
            <chart:domain table:cell-range-address="Sheet1.D28:Sheet1.D30"/>
            <chart:regression-curve chart:style-name="ch6">
              <chart:equation chart:display-r-square="true" svg:x="0.942cm" svg:y="0.172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28:Sheet1.D30</svg:desc>
                </draw:g>
              </table:table-cell>
              <table:table-cell office:value-type="float" office:value="0.765666041275797">
                <text:p>0.765666041275797</text:p>
                <draw:g>
                  <svg:desc>Sheet1.C28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14446529080675">
                <text:p>0.61444652908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4765478424015">
                <text:p>0.24765478424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21cm" svg:height="6.249cm" xlink:href=".." xlink:type="simple" chart:class="chart:scatter" chart:column-mapping="1 0" chart:style-name="ch1">
        <chart:plot-area chart:style-name="ch2" table:cell-range-address="Sheet1.C39:Sheet1.D41" svg:x="0.203cm" svg:y="0.477cm" svg:width="10.095cm" svg:height="5.497cm">
          <chartooo:coordinate-region svg:x="0.93cm" svg:y="0.676cm" svg:width="9.128cm" svg:height="4.65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9:Sheet1.C41" chart:class="chart:scatter">
            <chart:domain table:cell-range-address="Sheet1.D39:Sheet1.D41"/>
            <chart:regression-curve chart:style-name="ch6">
              <chart:equation chart:display-r-square="true" svg:x="1.316cm" svg:y="0.13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39:Sheet1.D41</svg:desc>
                </draw:g>
              </table:table-cell>
              <table:table-cell office:value-type="float" office:value="0.760892507161164">
                <text:p>0.760892507161164</text:p>
                <draw:g>
                  <svg:desc>Sheet1.C39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598447158148651">
                <text:p>0.598447158148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345846524951">
                <text:p>0.2345846524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